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16217622490953432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766259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761821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759491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827040624764931432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16185716514318979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123610154660707924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049957731797916762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21755086866237094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804665371720182273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4T15:56:11.58</dc:date>
    <dc:creator>James  Lombardi</dc:creator>
    <meta:editing-duration>P7DT11H37M50S</meta:editing-duration>
    <meta:editing-cycles>658</meta:editing-cycles>
    <meta:generator>OpenOffice/4.1.2$Win32 OpenOffice.org_project/412m3$Build-9782</meta:generator>
    <meta:document-statistic meta:table-count="0" meta:image-count="0" meta:object-count="0" meta:page-count="18" meta:paragraph-count="474" meta:word-count="6112" meta:character-count="30353"/>
  </office:meta>
</office:document-meta>
</file>